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19" style:family="table-cell" style:parent-style-name="Good" style:data-style-name="N30"/>
    <style:style style:name="ce16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eutral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8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1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5-RC2-repack1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5" table:number-rows-spanned="1">
            <text:p>将1.1-240602-R1-repack1重命名为1.2-240602-stable，作为稳定版运行 <text:s text:c="3"/>期限至2024/10/1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3">
          <table:table-cell table:style-name="Good" office:value-type="string" calcext:value-type="string">
            <text:p>ISS0007</text:p>
          </table:table-cell>
          <table:table-cell table:style-name="Good" office:value-type="string" calcext:value-type="string">
            <text:p>标题和文章js注入</text:p>
          </table:table-cell>
          <table:table-cell table:style-name="Good" office:value-type="string" calcext:value-type="string">
            <text:p>反恶意注入，利用bs去除script标签和onclick属性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02-stable-rev1</text:p>
          </table:table-cell>
          <table:table-cell/>
        </table:table-row>
        <table:table-row table:style-name="ro3">
          <table:table-cell table:style-name="Good" office:value-type="string" calcext:value-type="string">
            <text:p>ISS0000-re1</text:p>
          </table:table-cell>
          <table:table-cell table:style-name="Good" office:value-type="string" calcext:value-type="string">
            <text:p>新登录时ISE去除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15-stable-rev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8</text:p>
          </table:table-cell>
          <table:table-cell table:style-name="Good" office:value-type="string" calcext:value-type="string">
            <text:p>js函数注入时ISE</text:p>
          </table:table-cell>
          <table:table-cell table:style-name="Good" office:value-type="string" calcext:value-type="string">
            <text:p>将文本格式化改为文本替换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9</text:p>
          </table:table-cell>
          <table:table-cell table:style-name="Good" office:value-type="string" calcext:value-type="string">
            <text:p>暴力破解密码无防护</text:p>
          </table:table-cell>
          <table:table-cell table:style-name="Good" office:value-type="string" calcext:value-type="string">
            <text:p>将HIT加入session，超出限定禁用至HITET分钟后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7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将1.1-240602-R1-repack1重命名为1.2-240602-stable，作为稳定版运行 <text:s text:c="3"/>期限至2024/10/1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整理冗余代码</text:p>
          </table:table-cell>
          <table:table-cell table:style-name="Good" office:value-type="string" calcext:value-type="string">
            <text:p>（无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2-240622-stable-rev3</text:p>
          </table:table-cell>
          <table:table-cell table:number-columns-repeated="2"/>
        </table:table-row>
        <table:table-row table:style-name="ro1">
          <table:table-cell table:style-name="Neutral" office:value-type="string" calcext:value-type="string">
            <text:p>REQ0010</text:p>
          </table:table-cell>
          <table:table-cell table:style-name="Neutral" office:value-type="string" calcext:value-type="string">
            <text:p>将about页面更新</text:p>
          </table:table-cell>
          <table:table-cell table:style-name="Neutral" office:value-type="string" calcext:value-type="string">
            <text:p>从github上拉取md</text:p>
          </table:table-cell>
          <table:table-cell table:style-name="Neutral" table:number-columns-repeated="4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11</text:p>
          </table:table-cell>
          <table:table-cell table:style-name="Neutral" office:value-type="string" calcext:value-type="string">
            <text:p>数据库将无联系的表连接</text:p>
          </table:table-cell>
          <table:table-cell table:style-name="Neutral" office:value-type="string" calcext:value-type="string">
            <text:p>打一个patch</text:p>
          </table:table-cell>
          <table:table-cell table:style-name="Neutral" office:value-type="string" calcext:value-type="string">
            <text:p>注意，看patch内容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7-19T12:39:44.169363557</dc:date>
    <meta:editing-duration>P6DT2H36M38S</meta:editing-duration>
    <meta:editing-cycles>46</meta:editing-cycles>
    <meta:generator>LibreOffice/7.3.7.2$Linux_AARCH64 LibreOffice_project/30$Build-2</meta:generator>
    <meta:document-statistic meta:table-count="2" meta:cell-count="138" meta:object-count="0"/>
  </office:meta>
</office:document-meta>
</file>